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ba4c8"/>
    </style:style>
    <style:style style:name="P2" style:family="paragraph" style:parent-style-name="Text_20_body">
      <style:text-properties officeooo:paragraph-rsid="000ba4c8"/>
    </style:style>
    <style:style style:name="P3" style:family="paragraph" style:parent-style-name="Heading_20_4">
      <style:text-properties officeooo:paragraph-rsid="000c0a81"/>
    </style:style>
    <style:style style:name="P4" style:family="paragraph" style:parent-style-name="Text_20_body">
      <style:text-properties officeooo:paragraph-rsid="000c0a81"/>
    </style:style>
    <style:style style:name="P5" style:family="paragraph" style:parent-style-name="Heading_20_4">
      <style:text-properties officeooo:paragraph-rsid="000df1a2"/>
    </style:style>
    <style:style style:name="P6" style:family="paragraph" style:parent-style-name="Standard">
      <style:text-properties officeooo:paragraph-rsid="000df1a2"/>
    </style:style>
    <style:style style:name="P7" style:family="paragraph" style:parent-style-name="Heading_20_4">
      <style:text-properties fo:font-style="normal" fo:font-weight="normal" officeooo:paragraph-rsid="000df1a2" style:font-style-asian="normal" style:font-weight-asian="normal" style:font-style-complex="normal" style:font-weight-complex="normal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Text_20_body" style:list-style-name="L1">
      <style:text-properties officeooo:paragraph-rsid="000ba4c8"/>
    </style:style>
    <style:style style:name="P11" style:family="paragraph" style:parent-style-name="Text_20_body" style:list-style-name="L1">
      <style:text-properties officeooo:paragraph-rsid="000c0a81"/>
    </style:style>
    <style:style style:name="P12" style:family="paragraph" style:parent-style-name="Text_20_body" style:list-style-name="L2">
      <style:text-properties officeooo:paragraph-rsid="000df1a2"/>
    </style:style>
    <style:style style:name="P13" style:family="paragraph" style:parent-style-name="Text_20_body" style:list-style-name="L3">
      <style:text-properties officeooo:paragraph-rsid="000df1a2"/>
    </style:style>
    <style:style style:name="P14" style:family="paragraph" style:parent-style-name="Text_20_body" style:list-style-name="L3">
      <style:text-properties fo:font-style="normal" fo:font-weight="normal" officeooo:paragraph-rsid="000df1a2" style:font-style-asian="normal" style:font-weight-asian="normal" style:font-style-complex="normal" style:font-weight-complex="normal"/>
    </style:style>
    <style:style style:name="P15" style:family="paragraph" style:parent-style-name="Text_20_body" style:list-style-name="L4"/>
    <style:style style:name="P16" style:family="paragraph" style:parent-style-name="Text_20_body" style:list-style-name="L5">
      <style:text-properties officeooo:paragraph-rsid="000df1a2"/>
    </style:style>
    <style:style style:name="T1" style:family="text">
      <style:text-properties officeooo:rsid="000ba4c8"/>
    </style:style>
    <style:style style:name="T2" style:family="text">
      <style:text-properties officeooo:rsid="000df1a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/></text:h>
      <text:h text:style-name="P1" text:outline-level="3"><text:span text:style-name="Strong_20_Emphasis">Descripción operativa</text:span></text:h>
      <text:p text:style-name="P2"><text:span text:style-name="Strong_20_Emphasis"><text:span text:style-name="T1">GeobizIA</text:span></text:span></text:p>
      <text:p text:style-name="P2">Esta aplicación integra inteligencia artificial para asistir en la gestión de contenidos, análisis económico y mejora operativa de una empresa centrada en actividades medioambientales. Su funcionamiento se divide en tres grandes áreas:</text:p>
      <text:h text:style-name="P3" text:outline-level="4">1. Publicaciones <text:span text:style-name="Strong_20_Emphasis">inteligentes sobre actividades y medioambiente:</text:span></text:h>
      <text:p text:style-name="P2">La aplicación permite generar publicaciones sobre las actividades que realiza la empresa, relacionadas con temas medioambientales de actualidad. Para ello:</text:p>
      <text:list xml:id="list1319758978" text:style-name="L1">
        <text:list-item>
          <text:p text:style-name="P10">Aprende el estilo de redacción de la empresa. La IA generará textos para publicaciones relacionadas con las actividades realizadas, redactados en un estilo coherente y adaptado a la temática medioambiental.</text:p>
        </text:list-item>
        <text:list-item>
          <text:p text:style-name="P11">Relaciona las actividades con temáticas ambientales relevantes (p. ej. cambio climático, biodiversidad, economía circular) <text:span text:style-name="T1">e i</text:span>ncluye datos curiosos o de interés vinculados a los temas tratados para el público objetivo.</text:p>
        </text:list-item>
        <text:list-item>
          <text:p text:style-name="P10">Sugiere imágenes adecuadas para acompañar cada publicación. Esto facilita mantener una comunicación constante y coherente en redes sociales o blogs, con contenido relevante y de calidad.</text:p>
        </text:list-item>
      </text:list>
      <text:h text:style-name="P3" text:outline-level="4">2. Aprendizaje de las actividades realizadas</text:h>
      <text:p text:style-name="P4">A medida que se registra información sobre actividades, la IA va identificando patrones y características comunes, permitiendo sugerencias personalizadas para mejorar o diversificar las acciones, tanto desde una perspectiva medioambiental como de impacto o eficiencia. Y podrá proponer nuevas ideas de actividades o mejoras en función de resultados anteriores y tendencias observadas. Gracias a este aprendizaje:</text:p>
      <text:list xml:id="list3397299760" text:style-name="L2">
        <text:list-item>
          <text:p text:style-name="P12">Análisis de actividades previas para extraer patrones.</text:p>
        </text:list-item>
        <text:list-item>
          <text:p text:style-name="P12">Recomendaciones personalizadas para nuevas actividades. Sugiere mejoras en el diseño o ejecución de futuras actividades.</text:p>
        </text:list-item>
        <text:list-item>
          <text:p text:style-name="P12">Identificación de fortalezas y oportunidades de mejora <text:span text:style-name="T2">o innovación o diferenciación.</text:span></text:p>
        </text:list-item>
        <text:list-item>
          <text:p text:style-name="P12">Ayuda a documentar y sistematizar buenas prácticas dentro de la empresa.</text:p>
        </text:list-item>
      </text:list>
      <text:h text:style-name="P5" text:outline-level="4"><text:span text:style-name="Strong_20_Emphasis">3. Gestión económica y análisis inteligente:</text:span></text:h>
      <text:h text:style-name="P7" text:outline-level="4">Se integrará un módulo de gestión económica que permita registrar ingresos, gastos, tarifas y resultados de cada actividad. Esto permite una toma de decisiones basada en datos, alineando la sostenibilidad económica con los objetivos medioambientales.</text:h>
      <text:p text:style-name="P6"/>
      <text:list xml:id="list2057905522" text:style-name="L3">
        <text:list-item>
          <text:p text:style-name="P13">Registro de ingresos y gastos por actividad.</text:p>
        </text:list-item>
        <text:list-item>
          <text:p text:style-name="P13">Cálculo automático de rentabilidad.</text:p>
        </text:list-item>
        <text:list-item>
          <text:p text:style-name="P14"><text:soft-page-break/>Informes periódicos sobre desempeño financiero.</text:p>
        </text:list-item>
        <text:list-item>
          <text:p text:style-name="P13">El sistema analizará estos datos para:</text:p>
        </text:list-item>
      </text:list>
      <text:list xml:id="list3399748078" text:style-name="L4">
        <text:list-item>
          <text:list>
            <text:list-item>
              <text:p text:style-name="P15">Sugerir cambios de tarifas para mejorar la rentabilidad.</text:p>
            </text:list-item>
            <text:list-item>
              <text:p text:style-name="P15">Identificar las actividades más rentables o con mejores resultados (económicos, sociales o ambientales).</text:p>
            </text:list-item>
          </text:list>
        </text:list-item>
      </text:list>
      <text:list xml:id="list1470372797" text:style-name="L5">
        <text:list-item>
          <text:list>
            <text:list-item>
              <text:p text:style-name="P16">Genera informes de desempeño económico.</text:p>
            </text:list-item>
          </text:list>
        </text:list-item>
      </text:list>
      <text:list xml:id="list190250642857726" text:continue-list="list3399748078" text:style-name="L4">
        <text:list-item>
          <text:list>
            <text:list-item>
              <text:p text:style-name="P15">Ofrecer recomendaciones para enfocar la estrategia empresarial según datos objetivos.</text:p>
            </text:list-item>
          </text:list>
        </text:list-item>
      </text:list>
      <text:h text:style-name="Heading_20_3" text:outline-level="3">Esquema visual básico</text:h>
      <text:p text:style-name="P8"><text:span text:style-name="Source_20_Text">+---------------------------------------------------------+</text:span></text:p>
      <text:p text:style-name="P8"><text:span text:style-name="Source_20_Text">| <text:s text:c="16"/>Plataforma Inteligente <text:s text:c="17"/>|</text:span></text:p>
      <text:p text:style-name="P8"><text:span text:style-name="Source_20_Text">+---------------------------------------------------------+</text:span></text:p>
      <text:p text:style-name="P8"><text:span text:style-name="Source_20_Text">| <text:s text:c="56"/>|</text:span></text:p>
      <text:p text:style-name="P8"><text:span text:style-name="Source_20_Text">| <text:s/>[1] Publicaciones Medioambientales Automatizadas <text:s text:c="6"/>|</text:span></text:p>
      <text:p text:style-name="P8"><text:span text:style-name="Source_20_Text">| <text:s text:c="4"/>- Generación de contenidos <text:s text:c="25"/>|</text:span></text:p>
      <text:p text:style-name="P8"><text:span text:style-name="Source_20_Text">| <text:s text:c="4"/>- Relación con temas ambientales <text:s text:c="19"/>|</text:span></text:p>
      <text:p text:style-name="P8"><text:span text:style-name="Source_20_Text">| <text:s text:c="4"/>- Datos curiosos e imágenes sugeridas <text:s text:c="14"/>|</text:span></text:p>
      <text:p text:style-name="P8"><text:span text:style-name="Source_20_Text">| <text:s text:c="56"/>|</text:span></text:p>
      <text:p text:style-name="P8"><text:span text:style-name="Source_20_Text">| <text:s/>[2] Aprendizaje de Actividades <text:s text:c="24"/>|</text:span></text:p>
      <text:p text:style-name="P8"><text:span text:style-name="Source_20_Text">| <text:s text:c="4"/>- Análisis de acciones previas <text:s text:c="21"/>|</text:span></text:p>
      <text:p text:style-name="P8"><text:span text:style-name="Source_20_Text">| <text:s text:c="4"/>- Sugerencias de mejora <text:s text:c="28"/>|</text:span></text:p>
      <text:p text:style-name="P8"><text:span text:style-name="Source_20_Text">| <text:s text:c="4"/>- Documentación de buenas prácticas <text:s text:c="16"/>|</text:span></text:p>
      <text:p text:style-name="P8"><text:span text:style-name="Source_20_Text">| <text:s text:c="56"/>|</text:span></text:p>
      <text:p text:style-name="P8"><text:span text:style-name="Source_20_Text">| <text:s/>[3] Gestión Económica Inteligente <text:s text:c="21"/>|</text:span></text:p>
      <text:p text:style-name="P8"><text:span text:style-name="Source_20_Text">| <text:s text:c="4"/>- Registro y análisis financiero <text:s text:c="19"/>|</text:span></text:p>
      <text:p text:style-name="P8"><text:span text:style-name="Source_20_Text">| <text:s text:c="4"/>- Informes de rentabilidad <text:s text:c="25"/>|</text:span></text:p>
      <text:p text:style-name="P8"><text:span text:style-name="Source_20_Text">| <text:s text:c="4"/>- Recomendaciones económicas y de precios <text:s text:c="10"/>|</text:span></text:p>
      <text:p text:style-name="P9"><text:span text:style-name="Source_20_Text">+---------------------------------------------------------+</text:span></text:p>
      <text:p text:style-name="Text_20_body"/>
      <text:p text:style-name="Text_20_body"><text:bookmark text:name="_GoBack"/>https://www.canva.com/design/DAGm4Kl6rrc/MKaeuYKsrQ0dfRBgkkguoQ/edit?utm_content=DAGm4Kl6rrc&amp;utm_campaign=designshare&amp;utm_medium=link2&amp;utm_source=sharebutt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7:50:20.719634802</meta:creation-date>
    <dc:date>2025-05-08T19:02:48.904437058</dc:date>
    <meta:editing-duration>PT10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468" meta:character-count="3936" meta:non-whitespace-character-count="3063"/>
  </office:meta>
</office:document-meta>
</file>